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Лист2" table:style-name="ta2">
        <table:table-column table:style-name="co1" table:number-columns-repeated="11" table:default-cell-style-name="ce3"/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 1</text:p>
          </table:table-cell>
          <table:table-cell table:number-columns-repeated="3"/>
          <table:table-cell office:value-type="string" calcext:value-type="string">
            <text:p>3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1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 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7 1</text:p>
          </table:table-cell>
          <table:table-cell office:value-type="string" calcext:value-type="string">
            <text:p>8 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9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11 1</text:p>
          </table:table-cell>
          <table:table-cell office:value-type="string" calcext:value-type="string">
            <text:p>12 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3 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4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 1</text:p>
          </table:table-cell>
          <table:table-cell table:number-columns-repeated="3"/>
          <table:table-cell office:value-type="string" calcext:value-type="string">
            <text:p>16 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 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18 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9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0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6">00.00.0000</text:date>, <text:time style:data-style-name="N2" text:time-value="09:52:41.28923360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6T09:52:41.491272261</meta:creation-date>
    <dc:title>Таблица</dc:title>
    <meta:generator>LibreOffice/7.6.7.2$Linux_X86_64 LibreOffice_project/60$Build-2</meta:generator>
    <meta:editing-duration>PT47M11S</meta:editing-duration>
    <meta:editing-cycles>2</meta:editing-cycles>
    <dc:date>2026-05-06T10:39:52.821316254</dc:date>
    <meta:document-statistic meta:table-count="2" meta:cell-count="82" meta:object-count="0"/>
    <meta:template xlink:type="simple" xlink:actuate="onRequest" xlink:title="Таблица" xlink:href="../../../../../usr/lib/libreoffice/share/template/common/ШАБЛОН_ЭЛЕКТРОННОЙ_ТАБЛИЦЫ_2019-07-22.ots" meta:date="2026-05-06T09:52:41.359781708"/>
  </office:meta>
</office:document-meta>
</file>